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2c4ac" officeooo:paragraph-rsid="00037216"/>
    </style:style>
    <style:style style:name="P2" style:family="paragraph" style:parent-style-name="Text_20_body">
      <style:text-properties officeooo:rsid="00037216" officeooo:paragraph-rsid="00037216"/>
    </style:style>
    <style:style style:name="P3" style:family="paragraph">
      <loext:graphic-properties draw:fill-color="#77bc65"/>
      <style:paragraph-properties fo:text-align="center"/>
    </style:style>
    <style:style style:name="gr1" style:family="graphic">
      <style:graphic-properties svg:stroke-color="#77bc65" draw:fill-color="#77bc65" draw:textarea-horizontal-align="justify" draw:textarea-vertical-align="middle" draw:auto-grow-height="false" fo:min-height="0.42cm" fo:min-width="0.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77bc65" draw:fill-color="#77bc65" draw:textarea-horizontal-align="justify" draw:textarea-vertical-align="middle" draw:auto-grow-height="false" fo:min-height="0.346cm" fo:min-width="0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Расчёт общей суммы долга, общего платежа</text:h>
      <text:p text:style-name="P2">В анкете договора есть поля с суммами долга, суммами платежа. После их заполнения нужно нажать где-то «Расчёт» и значения этих полей суммируются и выйдут в соответствующие поля в досье ЭПЭ</text:p>
      <text:h text:style-name="Heading_20_3" text:outline-level="3">Расчёт суммы дохода клиента (показать список, кнопками отметить что входит в расчёт).</text:h>
      <text:p text:style-name="P2">Все доходы клиента выводим табличкой. Рядом с каждой суммой кнопка «учесть». После нажатия кнопка меняет цвет, чтобы можно было убрать из расчётов. Сумма должна идти в какой-то общий итог. </text:p>
      <text:p text:style-name="Text_20_body"/>
      <text:p text:style-name="P1">Расчёт истории доходов клиента (собрать данные из списка кредиторов).</text:p>
      <text:p text:style-name="P1">Построение истории работы клиента (заполнение таблицы).</text:p>
      <text:p text:style-name="P1"><draw:custom-shape text:anchor-type="paragraph" draw:z-index="0" draw:name="Фигура 24" draw:style-name="gr1" draw:text-style-name="P3" svg:width="0.593cm" svg:height="0.593cm" svg:x="13.284cm" svg:y="-0.0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Сохранение информации (долг, осн.долг, общий платёж, общий доход).</text:p>
      <text:p text:style-name="P1"><draw:custom-shape text:anchor-type="paragraph" draw:z-index="2" draw:name="Фигура 26" draw:style-name="gr1" draw:text-style-name="P3" svg:width="0.593cm" svg:height="0.593cm" svg:x="6.87cm" svg:y="-0.1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Выбор рекомендованной программы</text:p>
      <text:p text:style-name="P1"><draw:custom-shape text:anchor-type="paragraph" draw:z-index="1" draw:name="Фигура 25" draw:style-name="gr2" draw:text-style-name="P3" svg:width="0.488cm" svg:height="0.488cm" svg:x="5.452cm" svg:y="0.0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Составление списка рисков</text:p>
      <text:p text:style-name="P1">Сохранение результата ЭПЭ</text:p>
      <text:p text:style-name="P1">Отметка юриста по сложному клиенту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1T20:46:32.850000000</dc:date>
    <meta:editing-duration>PT8M39S</meta:editing-duration>
    <meta:editing-cycles>1</meta:editing-cycles>
    <meta:document-statistic meta:table-count="0" meta:image-count="0" meta:object-count="0" meta:page-count="1" meta:paragraph-count="11" meta:word-count="114" meta:character-count="807" meta:non-whitespace-character-count="703"/>
    <meta:generator>LibreOffice/7.3.0.3$Windows_X86_64 LibreOffice_project/0f246aa12d0eee4a0f7adcefbf7c878fc2238db3</meta:generator>
  </office:meta>
</office:document-meta>
</file>